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2.251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10.582cm"/>
    </style:style>
    <style:style style:name="co6" style:family="table-column">
      <style:table-column-properties fo:break-before="auto" style:column-width="11.735cm"/>
    </style:style>
    <style:style style:name="ro4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Hoja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" fo:font-size="12pt" fo:font-style="italic" fo:text-shadow="none" style:text-underline-style="solid" style:text-underline-width="auto" style:text-underline-color="font-color" fo:font-weight="bold" style:font-size-asian="12pt" style:font-style-asian="italic" style:font-weight-asian="bold" style:font-name-complex="Arial" style:font-size-complex="12pt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4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6" table:default-cell-style-name="ce2"/>
        <table:table-column table:style-name="co2" table:number-columns-repeated="1019" table:default-cell-style-name="ce2"/>
        <table:table-row table:style-name="ro2">
          <table:table-cell table:style-name="ce1" office:value-type="string">
            <text:p>etangram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software</text:p>
          </table:table-cell>
          <table:table-cell table:style-name="ce1" office:value-type="string">
            <text:p>temas</text:p>
          </table:table-cell>
          <table:table-cell table:style-name="ce1" office:value-type="string">
            <text:p>desarrollo</text:p>
          </table:table-cell>
          <table:table-cell table:style-name="ce1" office:value-type="string">
            <text:p>testing</text:p>
          </table:table-cell>
          <table:table-cell table:style-name="ce1" office:value-type="string">
            <text:p>sandbox</text:p>
          </table:table-cell>
          <table:table-cell table:style-name="ce1" table:number-columns-repeated="1019"/>
        </table:table-row>
        <table:table-row table:style-name="ro3">
          <table:table-cell office:value-type="string">
            <text:p>suitecrm</text:p>
          </table:table-cell>
          <table:table-cell office:value-type="string">
            <text:p>url</text:p>
          </table:table-cell>
          <table:table-cell table:style-name="ce3" office:value-type="string">
            <text:p>http://devetg.i2tsa.com.ar/suitecrm</text:p>
          </table:table-cell>
          <table:table-cell table:style-name="ce3" office:value-type="string">
            <text:p><text:a xlink:href="http://tstetg.i2tsa.com.ar/suitecrm">http://tstetg.i2tsa.com.ar/suitecrm</text:a></text:p>
          </table:table-cell>
          <table:table-cell table:style-name="ce3" office:value-type="string">
            <text:p><text:a xlink:href="http://tstcas.i2tsa.com.ar/cas/administracion/suitecrm">http://tstcas.i2tsa.com.ar/cas/administracion/suitecrm</text:a></text:p>
          </table:table-cell>
          <table:table-cell table:number-columns-repeated="1019"/>
        </table:table-row>
        <table:table-row table:style-name="ro2">
          <table:table-cell office:value-type="string">
            <text:p>suitecrm</text:p>
          </table:table-cell>
          <table:table-cell office:value-type="string">
            <text:p>base</text:p>
          </table:table-cell>
          <table:table-cell office:value-type="string">
            <text:p>suitecrm_etangram</text:p>
          </table:table-cell>
          <table:table-cell office:value-type="string">
            <text:p>suitecrm_administracion</text:p>
          </table:table-cell>
          <table:table-cell office:value-type="string">
            <text:p>suitecrm_administracion</text:p>
          </table:table-cell>
          <table:table-cell table:number-columns-repeated="1019"/>
        </table:table-row>
        <table:table-row table:style-name="ro2">
          <table:table-cell office:value-type="string">
            <text:p>suitecrm</text:p>
          </table:table-cell>
          <table:table-cell office:value-type="string">
            <text:p>ubicación</text:p>
          </table:table-cell>
          <table:table-cell table:number-columns-repeated="2" office:value-type="string">
            <text:p>10.20.8.5</text:p>
          </table:table-cell>
          <table:table-cell office:value-type="string">
            <text:p>172.24.72.179</text:p>
          </table:table-cell>
          <table:table-cell table:number-columns-repeated="1019"/>
        </table:table-row>
        <table:table-row table:style-name="ro2">
          <table:table-cell office:value-type="string">
            <text:p>suitecrm</text:p>
          </table:table-cell>
          <table:table-cell office:value-type="string">
            <text:p>file system</text:p>
          </table:table-cell>
          <table:table-cell office:value-type="string">
            <text:p>var/www/etangram/suitecrm</text:p>
          </table:table-cell>
          <table:table-cell office:value-type="string">
            <text:p>var/wwwtst/etangram/suitecrm</text:p>
          </table:table-cell>
          <table:table-cell office:value-type="string">
            <text:p>/var/www/cas/administracion/suitecrm</text:p>
          </table:table-cell>
          <table:table-cell table:number-columns-repeated="1019"/>
        </table:table-row>
        <table:table-row table:style-name="ro5">
          <table:table-cell office:value-type="string">
            <text:p>portal</text:p>
          </table:table-cell>
          <table:table-cell office:value-type="string">
            <text:p>url</text:p>
          </table:table-cell>
          <table:table-cell table:style-name="ce3" office:value-type="string">
            <text:p><text:a xlink:href="http://devetg.i2tsa.com.ar/portal/">http://devetg.i2tsa.com.ar/portal/</text:a></text:p>
          </table:table-cell>
          <table:table-cell table:style-name="ce3" office:value-type="string">
            <text:p>http://tstetg.i2tsa.com.ar/portal/</text:p>
          </table:table-cell>
          <table:table-cell table:style-name="ce5" office:value-type="string">
            <text:p><text:a xlink:href="http://tstetg.i2tsa.com.ar/administracion/portal/">http://tstetg.i2tsa.com.ar/administracion/portal/</text:a></text:p>
          </table:table-cell>
          <table:table-cell table:number-columns-repeated="1019"/>
        </table:table-row>
        <table:table-row table:style-name="ro2">
          <table:table-cell office:value-type="string">
            <text:p>portal</text:p>
          </table:table-cell>
          <table:table-cell office:value-type="string">
            <text:p>base</text:p>
          </table:table-cell>
          <table:table-cell office:value-type="string">
            <text:p>wordpress_etangram</text:p>
          </table:table-cell>
          <table:table-cell office:value-type="string">
            <text:p>tst_wordpress_etangram</text:p>
          </table:table-cell>
          <table:table-cell office:value-type="string">
            <text:p>wordpress_administracion</text:p>
          </table:table-cell>
          <table:table-cell table:number-columns-repeated="1019"/>
        </table:table-row>
        <table:table-row table:style-name="ro2">
          <table:table-cell office:value-type="string">
            <text:p>portal</text:p>
          </table:table-cell>
          <table:table-cell office:value-type="string">
            <text:p>ubicación</text:p>
          </table:table-cell>
          <table:table-cell table:number-columns-repeated="3" office:value-type="string">
            <text:p>10.20.8.5</text:p>
          </table:table-cell>
          <table:table-cell table:number-columns-repeated="1019"/>
        </table:table-row>
        <table:table-row table:style-name="ro2">
          <table:table-cell office:value-type="string">
            <text:p>portal</text:p>
          </table:table-cell>
          <table:table-cell office:value-type="string">
            <text:p>file system</text:p>
          </table:table-cell>
          <table:table-cell office:value-type="string">
            <text:p>var/www/etangram/portal</text:p>
          </table:table-cell>
          <table:table-cell office:value-type="string">
            <text:p>var/wwwtst/etangram/portal</text:p>
          </table:table-cell>
          <table:table-cell office:value-type="string">
            <text:p>var/wwwtst/etangram/administracion/portal</text:p>
          </table:table-cell>
          <table:table-cell table:number-columns-repeated="1019"/>
        </table:table-row>
        <table:table-row table:style-name="ro5">
          <table:table-cell office:value-type="string">
            <text:p>app</text:p>
          </table:table-cell>
          <table:table-cell office:value-type="string">
            <text:p>url</text:p>
          </table:table-cell>
          <table:table-cell table:style-name="ce3" office:value-type="string">
            <text:p><text:a xlink:href="http://devetg.i2tsa.com.ar/frontend/">http://devetg.i2tsa.com.ar/frontend/ </text:a></text:p>
          </table:table-cell>
          <table:table-cell table:style-name="ce4" office:value-type="string">
            <text:p><text:a xlink:href="http://tstetg.i2tsa.com.ar/etangram/app">http://tstetg.i2tsa.com.ar/etangram/app</text:a></text:p>
          </table:table-cell>
          <table:table-cell table:style-name="ce4" office:value-type="string">
            <text:p><text:a xlink:href="http://tstetg.i2tsa.com.ar/administracion/app/">http://tstetg.i2tsa.com.ar/administracion/app/</text:a></text:p>
          </table:table-cell>
          <table:table-cell table:number-columns-repeated="1019"/>
        </table:table-row>
        <table:table-row table:style-name="ro2">
          <table:table-cell office:value-type="string">
            <text:p>app</text:p>
          </table:table-cell>
          <table:table-cell office:value-type="string">
            <text:p>file system</text:p>
          </table:table-cell>
          <table:table-cell office:value-type="string">
            <text:p>var/www/etangram/frontend</text:p>
          </table:table-cell>
          <table:table-cell office:value-type="string">
            <text:p>var/wwwtst/etangram/etangram/app</text:p>
          </table:table-cell>
          <table:table-cell office:value-type="string">
            <text:p>/var/wwwtst/etangram/administracion/app</text:p>
          </table:table-cell>
          <table:table-cell table:number-columns-repeated="1019"/>
        </table:table-row>
        <table:table-row table:style-name="ro3">
          <table:table-cell office:value-type="string">
            <text:p>app</text:p>
          </table:table-cell>
          <table:table-cell office:value-type="string">
            <text:p>url</text:p>
          </table:table-cell>
          <table:table-cell table:style-name="ce3" office:value-type="string">
            <text:p><text:a xlink:href="http://devetg.i2tsa.com.ar/frontendintegraciondefinitiva/">http://devetg.i2tsa.com.ar/frontendintegraciondefinitiva/</text:a></text:p>
          </table:table-cell>
          <table:table-cell table:style-name="ce3" table:number-columns-repeated="2"/>
          <table:table-cell table:number-columns-repeated="1019"/>
        </table:table-row>
        <table:table-row table:style-name="ro2">
          <table:table-cell office:value-type="string">
            <text:p>portal</text:p>
          </table:table-cell>
          <table:table-cell office:value-type="string">
            <text:p>file system</text:p>
          </table:table-cell>
          <table:table-cell office:value-type="string">
            <text:p>var/www/etangram/frontendintegraciondefinitiva</text:p>
          </table:table-cell>
          <table:table-cell table:number-columns-repeated="1021"/>
        </table:table-row>
        <table:table-row table:style-name="ro3">
          <table:table-cell office:value-type="string">
            <text:p>jasper</text:p>
          </table:table-cell>
          <table:table-cell office:value-type="string">
            <text:p>url</text:p>
          </table:table-cell>
          <table:table-cell table:style-name="ce3" office:value-type="string">
            <text:p><text:a xlink:href="http://devjasper.i2tsa.com.ar:8080/jasperserver">http://devjasper.i2tsa.com.ar:8080/jasperserver</text:a></text:p>
          </table:table-cell>
          <table:table-cell table:style-name="ce3" office:value-type="string">
            <text:p><text:a xlink:href="http://devjasper.i2tsa.com.ar:8080/jasperserver">http://devjasper.i2tsa.com.ar:8080/jasperserver</text:a></text:p>
          </table:table-cell>
          <table:table-cell table:style-name="ce3" office:value-type="string">
            <text:p><text:a xlink:href="http://tstcas.i2tsa.com.ar:8080/jasperserver/login.html">http://tstcas.i2tsa.com.ar:8080/jasperserver/login.html</text:a></text:p>
          </table:table-cell>
          <table:table-cell table:number-columns-repeated="1019"/>
        </table:table-row>
        <table:table-row table:style-name="ro2">
          <table:table-cell office:value-type="string">
            <text:p>jasper</text:p>
          </table:table-cell>
          <table:table-cell office:value-type="string">
            <text:p>carpeta</text:p>
          </table:table-cell>
          <table:table-cell office:value-type="string">
            <text:p>E_Tangram</text:p>
          </table:table-cell>
          <table:table-cell office:value-type="string">
            <text:p>E_Tangram_TST</text:p>
          </table:table-cell>
          <table:table-cell office:value-type="string">
            <text:p>E_Tangram</text:p>
          </table:table-cell>
          <table:table-cell table:number-columns-repeated="1019"/>
        </table:table-row>
        <table:table-row table:style-name="ro2">
          <table:table-cell office:value-type="string">
            <text:p>jasper</text:p>
          </table:table-cell>
          <table:table-cell office:value-type="string">
            <text:p>ubicación</text:p>
          </table:table-cell>
          <table:table-cell table:number-columns-repeated="2" office:value-type="string">
            <text:p>10.20.8.5</text:p>
          </table:table-cell>
          <table:table-cell office:value-type="string">
            <text:p>172.24.72.179</text:p>
          </table:table-cell>
          <table:table-cell table:number-columns-repeated="1019"/>
        </table:table-row>
        <table:table-row table:style-name="ro2">
          <table:table-cell office:value-type="string">
            <text:p>jasper</text:p>
          </table:table-cell>
          <table:table-cell office:value-type="string">
            <text:p>base</text:p>
          </table:table-cell>
          <table:table-cell office:value-type="string">
            <text:p>suitecrm_etangram</text:p>
          </table:table-cell>
          <table:table-cell office:value-type="string">
            <text:p>suitecrm_administracion</text:p>
          </table:table-cell>
          <table:table-cell office:value-type="string">
            <text:p>suitecrm_administracion</text:p>
          </table:table-cell>
          <table:table-cell table:number-columns-repeated="1019"/>
        </table:table-row>
        <table:table-row table:style-name="ro2">
          <table:table-cell office:value-type="string">
            <text:p>jasper</text:p>
          </table:table-cell>
          <table:table-cell office:value-type="string">
            <text:p>ubicación base</text:p>
          </table:table-cell>
          <table:table-cell table:number-columns-repeated="2" office:value-type="string">
            <text:p>10.20.8.5</text:p>
          </table:table-cell>
          <table:table-cell office:value-type="string">
            <text:p>172.24.72.179</text:p>
          </table:table-cell>
          <table:table-cell table:number-columns-repeated="1019"/>
        </table:table-row>
        <table:table-row table:style-name="ro2">
          <table:table-cell office:value-type="string">
            <text:p>web service</text:p>
          </table:table-cell>
          <table:table-cell office:value-type="string">
            <text:p>ubicación</text:p>
          </table:table-cell>
          <table:table-cell office:value-type="string">
            <text:p>home/fbenitez/etangram</text:p>
          </table:table-cell>
          <table:table-cell office:value-type="string">
            <text:p>/var/wwwtst/etangram/etangram/webservice/etangram</text:p>
          </table:table-cell>
          <table:table-cell office:value-type="string">
            <text:p>/var/wwwtst/etangram/administracion/webservice/etangram</text:p>
          </table:table-cell>
          <table:table-cell table:number-columns-repeated="1019"/>
        </table:table-row>
        <table:table-row table:style-name="ro2">
          <table:table-cell office:value-type="string">
            <text:p>web service</text:p>
          </table:table-cell>
          <table:table-cell office:value-type="string">
            <text:p>job</text:p>
          </table:table-cell>
          <table:table-cell office:value-type="string">
            <text:p>etc/init.d/nodejs</text:p>
          </table:table-cell>
          <table:table-cell office:value-type="string">
            <text:p>etc/init.d/tstetg_nodejs</text:p>
          </table:table-cell>
          <table:table-cell office:value-type="string">
            <text:p>etc/init.d/tstcas_nodejs</text:p>
          </table:table-cell>
          <table:table-cell table:number-columns-repeated="1019"/>
        </table:table-row>
        <table:table-row table:style-name="ro2">
          <table:table-cell office:value-type="string">
            <text:p>web service</text:p>
          </table:table-cell>
          <table:table-cell office:value-type="string">
            <text:p>puerto</text:p>
          </table:table-cell>
          <table:table-cell office:value-type="float" office:value="3000">
            <text:p>3000</text:p>
          </table:table-cell>
          <table:table-cell office:value-type="float" office:value="3005">
            <text:p>3005</text:p>
          </table:table-cell>
          <table:table-cell office:value-type="float" office:value="3002">
            <text:p>3002</text:p>
          </table:table-cell>
          <table:table-cell table:number-columns-repeated="1019"/>
        </table:table-row>
        <table:table-row table:style-name="ro5">
          <table:table-cell office:value-type="string">
            <text:p>proveedores</text:p>
          </table:table-cell>
          <table:table-cell office:value-type="string">
            <text:p>url</text:p>
          </table:table-cell>
          <table:table-cell table:style-name="ce3" office:value-type="string">
            <text:p><text:a xlink:href="http://devetg.i2tsa.com.ar/proveedores/">http://devetg.i2tsa.com.ar/proveedores/</text:a></text:p>
          </table:table-cell>
          <table:table-cell table:style-name="ce3" office:value-type="string">
            <text:p><text:a xlink:href="http://tstetg.i2tsa.com.ar/proveedores">http://tstetg.i2tsa.com.ar/proveedores</text:a></text:p>
          </table:table-cell>
          <table:table-cell table:style-name="ce5" office:value-type="string">
            <text:p><text:a xlink:href="http://tstetg.i2tsa.com.ar/administracion/proveedores">http://tstetg.i2tsa.com.ar/administracion/proveedores</text:a></text:p>
          </table:table-cell>
          <table:table-cell table:number-columns-repeated="1019"/>
        </table:table-row>
        <table:table-row table:style-name="ro2">
          <table:table-cell office:value-type="string">
            <text:p>proveedores</text:p>
          </table:table-cell>
          <table:table-cell office:value-type="string">
            <text:p>base</text:p>
          </table:table-cell>
          <table:table-cell office:value-type="string">
            <text:p>wordpress_etangram_prov</text:p>
          </table:table-cell>
          <table:table-cell office:value-type="string">
            <text:p>tst_wordpress_etangram_prov</text:p>
          </table:table-cell>
          <table:table-cell office:value-type="string">
            <text:p>wordpress_administracion_prov</text:p>
          </table:table-cell>
          <table:table-cell table:number-columns-repeated="1019"/>
        </table:table-row>
        <table:table-row table:style-name="ro2">
          <table:table-cell office:value-type="string">
            <text:p>proveedores</text:p>
          </table:table-cell>
          <table:table-cell office:value-type="string">
            <text:p>file system</text:p>
          </table:table-cell>
          <table:table-cell office:value-type="string">
            <text:p>var/www/etangram/proveedores</text:p>
          </table:table-cell>
          <table:table-cell office:value-type="string">
            <text:p>var/wwwtst/etangram/proveedores</text:p>
          </table:table-cell>
          <table:table-cell office:value-type="string">
            <text:p>var/wwwtst/etangram/administracion/proveedores</text:p>
          </table:table-cell>
          <table:table-cell table:number-columns-repeated="1019"/>
        </table:table-row>
        <table:table-row table:style-name="ro2">
          <table:table-cell office:value-type="string">
            <text:p>proveedores</text:p>
          </table:table-cell>
          <table:table-cell office:value-type="string">
            <text:p>ubicación</text:p>
          </table:table-cell>
          <table:table-cell table:number-columns-repeated="3" office:value-type="string">
            <text:p>10.20.8.5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2" table:style-name="ta2" table:print="false">
        <table:table-column table:style-name="co5" table:number-columns-repeated="1024" table:default-cell-style-name="Excel_20_Built-in_20_Normal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 table:print="false">
        <table:table-column table:style-name="co5" table:number-columns-repeated="1024" table:default-cell-style-name="Excel_20_Built-in_20_Normal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Tabla1" table:target-range-address="Hoja1.A3:Hoja1.E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number-style style:name="N8000" number:language="es" number:country="AR">
      <number:number number:min-integer-digits="1"/>
    </number:number-style>
    <number:currency-style style:name="N8107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7" number:language="es" number:country="AR">
      <number:currency-symbol/>
      <number:text> -</number:text>
      <number:number number:decimal-places="0" number:min-integer-digits="1" number:grouping="true"/>
      <style:map style:condition="value()&gt;=0" style:apply-style-name="N8107P0"/>
    </number:currency-style>
    <number:currency-style style:name="N8108P0" style:volatile="true" number:language="es" number:country="AR">
      <number:currency-symbol/>
      <number:text> </number:text>
      <number:number number:decimal-places="0" number:min-integer-digits="1" number:grouping="true"/>
    </number:currency-style>
    <number:currency-style style:name="N8108" number:language="es" number:country="AR">
      <style:text-properties fo:color="#ff0000"/>
      <number:currency-symbol/>
      <number:text> -</number:text>
      <number:number number:decimal-places="0" number:min-integer-digits="1" number:grouping="true"/>
      <style:map style:condition="value()&gt;=0" style:apply-style-name="N8108P0"/>
    </number:currency-style>
    <number:currency-style style:name="N8110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0" number:language="es" number:country="AR">
      <number:currency-symbol/>
      <number:text> -</number:text>
      <number:number number:decimal-places="2" number:min-integer-digits="1" number:grouping="true"/>
      <style:map style:condition="value()&gt;=0" style:apply-style-name="N8110P0"/>
    </number:currency-style>
    <number:currency-style style:name="N8111P0" style:volatile="true" number:language="es" number:country="AR">
      <number:currency-symbol/>
      <number:text> </number:text>
      <number:number number:decimal-places="2" number:min-integer-digits="1" number:grouping="true"/>
    </number:currency-style>
    <number:currency-style style:name="N8111" number:language="es" number:country="AR">
      <style:text-properties fo:color="#ff0000"/>
      <number:currency-symbol/>
      <number:text> -</number:text>
      <number:number number:decimal-places="2" number:min-integer-digits="1" number:grouping="true"/>
      <style:map style:condition="value()&gt;=0" style:apply-style-name="N8111P0"/>
    </number:currency-style>
    <number:date-style style:name="N8112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AR">
      <number:day number:style="long"/>
      <number:text>-</number:text>
      <number:month number:textual="true"/>
    </number:date-style>
    <number:date-style style:name="N8114" number:language="es" number:country="AR">
      <number:month number:textual="true"/>
      <number:text>-</number:text>
      <number:year/>
    </number:date-style>
    <number:date-style style:name="N8115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s" number:country="AR">
      <number:number number:decimal-places="0" number:min-integer-digits="1" number:grouping="true"/>
    </number:number-style>
    <number:number-style style:name="N8116" number:language="es" number:country="AR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s" number:country="AR">
      <number:number number:decimal-places="0" number:min-integer-digits="1" number:grouping="true"/>
    </number:number-style>
    <number:number-style style:name="N8117" number:language="es" number:country="AR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s" number:country="AR">
      <number:number number:decimal-places="2" number:min-integer-digits="1" number:grouping="true"/>
    </number:number-style>
    <number:number-style style:name="N8118" number:language="es" number:country="AR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s" number:country="AR">
      <number:number number:decimal-places="2" number:min-integer-digits="1" number:grouping="true"/>
    </number:number-style>
    <number:number-style style:name="N8119" number:language="es" number:country="AR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s" number:country="AR">
      <number:number number:decimal-places="0" number:min-integer-digits="1" number:grouping="true"/>
      <number:text> </number:text>
    </number:number-style>
    <number:number-style style:name="N8123P1" style:volatile="true" number:language="es" number:country="AR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s" number:country="AR">
      <number:text> - </number:text>
    </number:number-style>
    <number:text-style style:name="N8123" number:language="es" number:country="AR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currency-style style:name="N8127P0" style:volatile="true" number:language="es" number:country="AR">
      <number:currency-symbol/>
      <number:text> </number:text>
      <number:number number:decimal-places="0" number:min-integer-digits="1" number:grouping="true"/>
      <number:text> </number:text>
    </number:currency-style>
    <number:currency-style style:name="N8127P1" style:volatile="true" number:language="es" number:country="AR">
      <number:currency-symbol/>
      <number:text> -</number:text>
      <number:number number:decimal-places="0" number:min-integer-digits="1" number:grouping="true"/>
      <number:text> </number:text>
    </number:currency-style>
    <number:currency-style style:name="N8127P2" style:volatile="true" number:language="es" number:country="AR">
      <number:currency-symbol/>
      <number:text> - </number:text>
    </number:currency-style>
    <number:text-style style:name="N8127" number:language="es" number:country="A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s" number:country="AR">
      <number:number number:decimal-places="2" number:min-integer-digits="1" number:grouping="true"/>
      <number:text> </number:text>
    </number:number-style>
    <number:number-style style:name="N8131P1" style:volatile="true" number:language="es" number:country="AR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s" number:country="AR">
      <number:text> -</number:text>
      <number:number number:decimal-places="0" number:min-integer-digits="0"/>
      <number:text> </number:text>
    </number:number-style>
    <number:text-style style:name="N8131" number:language="es" number:country="A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currency-style style:name="N8135P0" style:volatile="true" number:language="es" number:country="AR">
      <number:currency-symbol/>
      <number:text> </number:text>
      <number:number number:decimal-places="2" number:min-integer-digits="1" number:grouping="true"/>
      <number:text> </number:text>
    </number:currency-style>
    <number:currency-style style:name="N8135P1" style:volatile="true" number:language="es" number:country="AR">
      <number:currency-symbol/>
      <number:text> -</number:text>
      <number:number number:decimal-places="2" number:min-integer-digits="1" number:grouping="true"/>
      <number:text> </number:text>
    </number:currency-style>
    <number:currency-style style:name="N8135P2" style:volatile="true" number:language="es" number:country="AR">
      <number:currency-symbol/>
      <number:text> -</number:text>
      <number:number number:decimal-places="0" number:min-integer-digits="0"/>
      <number:text> </number:text>
    </number:currency-style>
    <number:text-style style:name="N8135" number:language="es" number:country="A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AR">
      <number:minutes number:style="long"/>
      <number:text>:</number:text>
      <number:seconds number:style="long"/>
    </number:time-style>
    <number:time-style style:name="N8137" number:language="es" number:country="A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AR">
      <number:minutes number:style="long"/>
      <number:text>:</number:text>
      <number:seconds number:style="long" number:decimal-places="1"/>
    </number:time-style>
    <number:number-style style:name="N8139" number:language="es" number:country="A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cm" fo:margin-bottom="1.9cm" fo:margin-left="0.838cm" fo:margin-right="0.889cm" style:print-page-order="ttb" style:first-page-number="continue" style:scale-to-X="1" style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2">12/01/2021</text:date>, <text:time>08:31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dc:date>2021-01-12T08:31:34.93</dc:date>
    <meta:editing-duration>PT23H35M15S</meta:editing-duration>
    <meta:editing-cycles>1</meta:editing-cycles>
    <meta:document-statistic meta:table-count="3" meta:cell-count="122" meta:object-count="0"/>
  </office:meta>
</office:document-meta>
</file>